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/>
    </style:style>
    <style:style style:name="P15" style:family="paragraph" style:parent-style-name="Text_20_body" style:list-style-name="L3">
      <style:text-properties style:font-name="Cambria" fo:language="ru" fo:country="RU"/>
    </style:style>
    <style:style style:name="P16" style:family="paragraph" style:parent-style-name="Text_20_body" style:list-style-name="L4">
      <style:text-properties style:font-name="Cambria" fo:language="ru" fo:country="RU"/>
    </style:style>
    <style:style style:name="P17" style:family="paragraph" style:parent-style-name="Text_20_body" style:list-style-name="L5">
      <style:text-properties style:font-name="Cambria" fo:language="ru" fo:country="RU"/>
    </style:style>
    <style:style style:name="P18" style:family="paragraph" style:parent-style-name="Text_20_body" style:list-style-name="L6">
      <style:text-properties style:font-name="Cambria" fo:language="ru" fo:country="RU"/>
    </style:style>
    <style:style style:name="P19" style:family="paragraph" style:parent-style-name="Text_20_body" style:list-style-name="L7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58cm" draw:z-index="1"><draw:image xlink:href="../images/0252.png" xlink:type="simple" xlink:show="embed" xlink:actuate="onLoad"/></draw:frame></text:p>
          </table:table-cell>
          <table:table-cell table:style-name="Table1.B1" office:value-type="string">
            <text:h text:style-name="P11" text:outline-level="1">ЭМ - Сервопривод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убмодель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2.09cm" svg:height="3.03cm" draw:z-index="0"><draw:image xlink:href="../images/025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ставляет собой параметризованную субмодель, реализующую типовую математическую модель "Сервопривод".</text:p>
            <text:p text:style-name="P6">На <text:span text:style-name="T1">входы</text:span> субмодели "Сервопривод" подаются следующие параметры:</text:p>
            <text:p text:style-name="P6">- внешний момент Md [кг/м];</text:p>
            <text:p text:style-name="P6">- управляющее воздействие q* [рад] - требуемый угол поворота вала двигателя </text:p>
            <text:p text:style-name="P6">- сигнал с датчика положения ДП [м].</text:p>
            <text:p text:style-name="P6">На <text:span text:style-name="T1">выходах</text:span> блока рассчитывается угол поворота qd [рад] и скорость вала двигателя q'd [рад/c].</text:p>
            <text:p text:style-name="P6"/>
            <text:p text:style-name="P6">ДПТ - Двигатель постоянного тока - в виде блока библиотеки "Электромашины";</text:p>
            <text:p text:style-name="P6">УМ - Усилитель мощности - в виде апериодического звена;</text:p>
            <text:p text:style-name="P6">РТ - Регулятор тока - в виде стандартного блока "Коэффициент усиления";</text:p>
            <text:p text:style-name="P6">РС - Регулятор скорости пропорционально-интегрального типа - в виде стандартного блока "Коэффициент усиления" и блока передаточной функции общего вида;</text:p>
            <text:p text:style-name="P6">РП - Регулятор положения - в виде стандартного блока "Коэффициент усиления"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5-10-27T16:52:01.84</dc:date>
    <meta:generator>OpenOffice/4.1.1$Win32 OpenOffice.org_project/411m6$Build-9775</meta:generator>
    <meta:editing-duration>PT3H15M57S</meta:editing-duration>
    <meta:editing-cycles>77</meta:editing-cycles>
    <meta:document-statistic meta:table-count="1" meta:image-count="2" meta:object-count="0" meta:page-count="1" meta:paragraph-count="17" meta:word-count="125" meta:character-count="879"/>
  </office:meta>
</office:document-meta>
</file>